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05000002B0E0940C8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cm" svg:height="9.102cm" draw:z-index="0"><draw:image xlink:href="Pictures/1000000000000505000002B0E0940C8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rgi </meta:initial-creator>
    <meta:creation-date>2019-10-27T12:03:16.38</meta:creation-date>
    <meta:document-statistic meta:table-count="0" meta:image-count="1" meta:object-count="0" meta:page-count="1" meta:paragraph-count="0" meta:word-count="0" meta:character-count="0"/>
    <dc:date>2019-10-27T12:05:10.47</dc:date>
    <dc:creator>Sergi </dc:creator>
    <meta:editing-duration>PT1M55S</meta:editing-duration>
    <meta:editing-cycles>1</meta:editing-cycles>
    <meta:generator>OpenOffice/4.1.1$Win32 OpenOffice.org_project/411m6$Build-9775</meta:generator>
  </office:meta>
</office:document-meta>
</file>